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to Universidad Transparente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Open Data Day 2015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quipo de trabaj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Mónica (@molocohb)</text:p>
              </text:list-item>
              <text:list-item>
                <text:p>Mário (@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ambio de titul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 text:style-name="P1">¿Por qué lo llaman Traansparencia cuando quieren decir ...?</text:p>
                <text:p text:style-name="P1"/>
                <text:p text:style-name="P1"/>
                <text:p text:style-name="P1"/>
                <text:p text:style-name="P1"/>
                <text:p text:style-name="P1"><text:span text:style-name="T1">http://es.wikipedia.org/wiki/%C2%BFPor_qu%C3%A9_lo_llaman_amor_cuando_quieren_decir_sexo%3F</text:span></text:p>
                <text:p text:style-name="P1"><text:span text:style-name="T1"/>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odo de trabajo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ato </meta:initial-creator>
    <meta:creation-date>2015-02-22T09:45:13</meta:creation-date>
    <dc:date>2015-02-22T09:51:34</dc:date>
    <dc:creator>renato </dc:creator>
    <meta:editing-duration>P0D</meta:editing-duration>
    <meta:editing-cycles>1</meta:editing-cycles>
    <meta:document-statistic meta:object-count="37"/>
    <meta:generator>LibreOffice/3.5$Linux_x86 LibreOffice_project/350m1$Build-2</meta:generator>
  </office:meta>
</office:document-meta>
</file>